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Davide,</text:p>
      <text:p text:style-name="Normal">V den, kdy se srdce i jabloně sklání k lásce, si připomínám, jak nádherně je osud utkán našimi keltskými znameními. Pod stejnou ochranou jabloňových větví, které symbolizují nové začátky a plodnost našich duší, sdílíme více než jen kořeny v keltské mudrosti. Ve světle tvého andělského čísla 6 a ochrany Michaela nalézám odraz své vlastní síly a pokory. Jsi jako Rak, neohroženě proplouvající hlubinami emocí, a zároveň jako Pes, symbol loajality a bezmezné oddanosti v čínském horoskopu. Tvá přirozená schopnost stát v čele a vyvést druhé z krize osvětluje naše sdílené cesty i v temných dnech.</text:p>
      <text:p text:style-name="Normal">Při svitu naší společné jabloňové energie, nechť tento Valentýn posílá náš vztah směrem k ještě hlubšímu porozumění a společnému růstu. Nechť láska, která nás spojuje pod ochrannými křídly Michaela, kvete stejně nádherně a bohatě jako květy naší drahé jabloňové větve. Tvůj smích a přítomnost mi každý den přináší jas, a ode dneška doufám ve sdílení ještě více společných okamžiků naplněných radostí a porozuměním, které naše zvláštní spojení umožňuje.</text:p>
      <text:p text:style-name="Normal">S tebou, pod ochranou našich keltských hvězd, se svět jeví o to nádhernější.</text:p>
      <text:p text:style-name="Normal">S láskou tento Valentýn, a všechny další dn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